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_20__28_var_29_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cm"/>
    </style:style>
    <style:style style:name="gr12" style:family="graphic" style:parent-style-name="objectwithoutfill">
      <style:graphic-properties draw:stroke="solid" draw:stroke-dash="Ultrafine_20_2_20_Dots_20_3_20_Dashes" svg:stroke-width="0.05cm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4.9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1.1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.0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4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.7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1.4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.74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1.1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44cm"/>
    </style:style>
    <style:style style:name="gr2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erif'" style:font-family-generic="roman" style:font-pitch="variable"/>
    </style:style>
    <style:style style:name="P3" style:family="paragraph">
      <style:text-properties fo:font-family="'Liberation Serif'" style:font-family-generic="roman" style:font-pitch="variable"/>
    </style:style>
    <style:style style:name="P4" style:family="paragraph">
      <style:paragraph-properties fo:text-align="center"/>
      <style:text-properties fo:font-family="'Liberation Serif'" style:font-family-generic="roman" style:font-pitch="variable" fo:font-size="18pt"/>
    </style:style>
    <style:style style:name="P5" style:family="paragraph">
      <style:text-properties fo:font-family="'Liberation Serif'" style:font-family-generic="roman" style:font-pitch="variable" fo:font-size="18pt"/>
    </style:style>
    <style:style style:name="P6" style:family="paragraph">
      <style:text-properties fo:font-size="18pt"/>
    </style:style>
    <style:style style:name="T1" style:family="text">
      <style:text-properties fo:font-family="'Liberation Serif'" style:font-family-generic="roman" style:font-pitch="variable"/>
    </style:style>
    <style:style style:name="T2" style:family="text">
      <style:text-properties fo:font-family="'Liberation Serif'" style:font-family-generic="roman" style:font-pitch="variable" fo:font-size="18pt"/>
    </style:style>
    <style:style style:name="T3" style:family="text">
      <style:text-properties style:text-position="sub 58%" fo:font-family="'Liberation Serif'" style:font-family-generic="roman" style:font-pitch="variable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style:text-position="sub 58%" fo:font-family="'Liberation Serif'" style:font-family-generic="roman" style:font-pitch="variable" fo:font-size="18pt"/>
    </style:style>
    <style:style style:name="T6" style:family="text">
      <style:text-properties fo:font-family="'Liberation Serif'" style:font-family-generic="roman" style:font-pitch="variable" fo:font-size="18pt"/>
    </style:style>
    <style:style style:name="T7" style:family="text">
      <style:text-properties style:text-position="sub 58%" fo:font-family="'Liberation Serif'" style:font-family-generic="roman" style:font-pitch="variable" fo:font-size="18pt"/>
    </style:style>
    <style:style style:name="T8" style:family="text">
      <style:text-properties style:text-position="sub 58%" fo:font-family="'Liberation Serif'" style:font-family-generic="roman" style:font-pitch="variable" fo:font-size="18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1cm" svg:x="4cm" svg:y="4cm">
          <text:p text:style-name="P1"><text:span text:style-name="T1">TO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46cm" svg:height="0.954cm" svg:x="3.8cm" svg:y="2.746cm">
          <draw:text-box>
            <text:p><text:span text:style-name="T1">Legacy Read</text:span></text:p>
          </draw:text-box>
        </draw:frame>
        <draw:line draw:style-name="gr3" draw:text-style-name="P1" draw:layer="layout" svg:x1="4cm" svg:y1="3.7cm" svg:x2="15cm" svg:y2="3.7cm">
          <text:p/>
        </draw:line>
        <draw:frame draw:style-name="gr4" draw:text-style-name="P3" draw:layer="layout" svg:width="0.68cm" svg:height="0.954cm" svg:x="13.92cm" svg:y="2.8cm">
          <draw:text-box>
            <text:p><text:span text:style-name="T1">t</text:span></text:p>
          </draw:text-box>
        </draw:frame>
        <draw:custom-shape draw:style-name="gr5" draw:text-style-name="P2" draw:layer="layout" svg:width="4cm" svg:height="1cm" svg:x="7cm" svg:y="4cm">
          <text:p text:style-name="P1"><text:span text:style-name="T1">IO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4" draw:layer="layout" svg:width="5cm" svg:height="1cm" svg:x="8cm" svg:y="4cm">
          <text:p text:style-name="P1"><text:span text:style-name="T2">TIN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952cm" svg:height="0.954cm" svg:x="3.8cm" svg:y="2.746cm">
          <draw:text-box>
            <text:p><text:span text:style-name="T2">Legacy Write</text:span></text:p>
          </draw:text-box>
        </draw:frame>
        <draw:line draw:style-name="gr3" draw:text-style-name="P1" draw:layer="layout" svg:x1="4cm" svg:y1="3.7cm" svg:x2="15cm" svg:y2="3.7cm">
          <text:p/>
        </draw:line>
        <draw:frame draw:style-name="gr4" draw:text-style-name="P5" draw:layer="layout" svg:width="0.68cm" svg:height="0.954cm" svg:x="13.92cm" svg:y="2.8cm">
          <draw:text-box>
            <text:p><text:span text:style-name="T2">t</text:span></text:p>
          </draw:text-box>
        </draw:frame>
        <draw:custom-shape draw:style-name="gr5" draw:text-style-name="P4" draw:layer="layout" svg:width="4cm" svg:height="1cm" svg:x="4cm" svg:y="4cm">
          <text:p text:style-name="P1"><text:span text:style-name="T2">IO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4" draw:layer="layout" svg:width="7cm" svg:height="1cm" svg:x="4cm" svg:y="4cm">
          <text:p text:style-name="P1"><text:span text:style-name="T2">BERS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952cm" svg:height="0.954cm" svg:x="3.8cm" svg:y="2.746cm">
          <draw:text-box>
            <text:p><text:span text:style-name="T2">Legacy Erase</text:span></text:p>
          </draw:text-box>
        </draw:frame>
        <draw:line draw:style-name="gr3" draw:text-style-name="P1" draw:layer="layout" svg:x1="4cm" svg:y1="3.7cm" svg:x2="15cm" svg:y2="3.7cm">
          <text:p/>
        </draw:line>
        <draw:frame draw:style-name="gr4" draw:text-style-name="P5" draw:layer="layout" svg:width="0.68cm" svg:height="0.954cm" svg:x="13.92cm" svg:y="2.8cm">
          <draw:text-box>
            <text:p><text:span text:style-name="T2">t</text:span></text:p>
          </draw:text-box>
        </draw:frame>
      </draw:page>
      <draw:page draw:name="page4" draw:style-name="dp1" draw:master-page-name="Standard">
        <draw:custom-shape draw:style-name="gr1" draw:text-style-name="P4" draw:layer="layout" svg:width="5cm" svg:height="1cm" svg:x="7cm" svg:y="4cm">
          <text:p text:style-name="P1"><text:span text:style-name="T2">TIN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398cm" svg:height="0.954cm" svg:x="3.8cm" svg:y="2.746cm">
          <draw:text-box>
            <text:p><text:span text:style-name="T2">Copy-Back</text:span></text:p>
          </draw:text-box>
        </draw:frame>
        <draw:line draw:style-name="gr3" draw:text-style-name="P1" draw:layer="layout" svg:x1="4cm" svg:y1="3.7cm" svg:x2="15cm" svg:y2="3.7cm">
          <text:p/>
        </draw:line>
        <draw:frame draw:style-name="gr4" draw:text-style-name="P5" draw:layer="layout" svg:width="0.68cm" svg:height="0.954cm" svg:x="13.92cm" svg:y="2.8cm">
          <draw:text-box>
            <text:p><text:span text:style-name="T2">t</text:span></text:p>
          </draw:text-box>
        </draw:frame>
        <draw:custom-shape draw:style-name="gr1" draw:text-style-name="P4" draw:layer="layout" svg:width="3cm" svg:height="1cm" svg:x="4cm" svg:y="4cm">
          <text:p text:style-name="P1"><text:span text:style-name="T2">TON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5" draw:text-style-name="P4" draw:layer="layout" svg:width="4cm" svg:height="1cm" svg:x="7cm" svg:y="5.5cm">
          <text:p text:style-name="P1"><text:span text:style-name="T2">IO</text:span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563cm" svg:height="0.954cm" svg:x="3.8cm" svg:y="2.746cm">
          <draw:text-box>
            <text:p><text:span text:style-name="T2">Cache Read</text:span></text:p>
          </draw:text-box>
        </draw:frame>
        <draw:line draw:style-name="gr3" draw:text-style-name="P1" draw:layer="layout" svg:x1="4cm" svg:y1="3.7cm" svg:x2="24.6cm" svg:y2="3.7cm">
          <text:p/>
        </draw:line>
        <draw:frame draw:style-name="gr4" draw:text-style-name="P5" draw:layer="layout" svg:width="0.68cm" svg:height="0.954cm" svg:x="23.52cm" svg:y="2.8cm">
          <draw:text-box>
            <text:p><text:span text:style-name="T2">t</text:span></text:p>
          </draw:text-box>
        </draw:frame>
        <draw:frame draw:style-name="gr2" draw:text-style-name="P5" draw:layer="layout" svg:width="2.331cm" svg:height="0.954cm" svg:x="1.169cm" svg:y="4.046cm">
          <draw:text-box>
            <text:p><text:span text:style-name="T2">NAND</text:span></text:p>
          </draw:text-box>
        </draw:frame>
        <draw:frame draw:style-name="gr2" draw:text-style-name="P5" draw:layer="layout" svg:width="2.411cm" svg:height="1.657cm" svg:x="1.092cm" svg:y="5.146cm">
          <draw:text-box>
            <text:p><text:span text:style-name="T2">Page </text:span><text:span text:style-name="T2"><text:line-break/></text:span><text:span text:style-name="T2">register</text:span></text:p>
          </draw:text-box>
        </draw:frame>
        <draw:custom-shape draw:style-name="gr1" draw:text-style-name="P4" draw:layer="layout" svg:width="3cm" svg:height="1cm" svg:x="7cm" svg:y="4cm">
          <text:p text:style-name="P1"><text:span text:style-name="T2">TON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cm" svg:height="1cm" svg:x="11cm" svg:y="5.5cm">
          <text:p text:style-name="P1"><text:span text:style-name="T2">IO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11cm" svg:y="4cm">
          <text:p text:style-name="P1"><text:span text:style-name="T2">TON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cm" svg:height="1cm" svg:x="16cm" svg:y="5.5cm">
          <text:p text:style-name="P1"><text:span text:style-name="T2">IO</text:span><text:span text:style-name="T3">n-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16cm" svg:y="4cm">
          <text:p text:style-name="P1"><text:span text:style-name="T2">TON</text:span><text:span text:style-name="T3">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cm" svg:y1="3.9cm" svg:x2="15cm" svg:y2="7.7cm">
          <text:p/>
        </draw:line>
        <draw:line draw:style-name="gr6" draw:text-style-name="P1" draw:layer="layout" svg:x1="16cm" svg:y1="3.9cm" svg:x2="16cm" svg:y2="7.7cm">
          <text:p/>
        </draw:line>
        <draw:custom-shape draw:style-name="gr5" draw:text-style-name="P4" draw:layer="layout" svg:width="4cm" svg:height="1cm" svg:x="20cm" svg:y="5.5cm">
          <text:p text:style-name="P1"><text:span text:style-name="T2">IO</text:span><text:span text:style-name="T3">n</text:span></text:p>
          <draw:enhanced-geometry svg:viewBox="0 0 21600 21600" draw:type="rectangle" draw:enhanced-path="M 0 0 L 21600 0 21600 21600 0 21600 0 0 Z N"/>
        </draw:custom-shape>
        <draw:frame draw:style-name="gr2" draw:layer="layout" svg:width="1.035cm" svg:height="0.962cm" svg:x="15cm" svg:y="4.638cm">
          <draw:text-box>
            <text:p>...</text:p>
          </draw:text-box>
        </draw:frame>
        <draw:custom-shape draw:style-name="gr1" draw:text-style-name="P4" draw:layer="layout" svg:width="3cm" svg:height="1cm" svg:x="4cm" svg:y="4cm">
          <text:p text:style-name="P1"><text:span text:style-name="T2">TON</text:span><text:span text:style-name="T3">1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5" draw:text-style-name="P4" draw:layer="layout" svg:width="4cm" svg:height="1cm" svg:x="4cm" svg:y="5.5cm">
          <text:p text:style-name="P1"><text:span text:style-name="T2">IO</text:span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669cm" svg:height="0.954cm" svg:x="3.8cm" svg:y="2.746cm">
          <draw:text-box>
            <text:p><text:span text:style-name="T2">Cache Write</text:span></text:p>
          </draw:text-box>
        </draw:frame>
        <draw:line draw:style-name="gr3" draw:text-style-name="P1" draw:layer="layout" svg:x1="4cm" svg:y1="3.7cm" svg:x2="24.6cm" svg:y2="3.7cm">
          <text:p/>
        </draw:line>
        <draw:frame draw:style-name="gr2" draw:text-style-name="P5" draw:layer="layout" svg:width="2.331cm" svg:height="0.954cm" svg:x="1.169cm" svg:y="4.046cm">
          <draw:text-box>
            <text:p><text:span text:style-name="T2">NAND</text:span></text:p>
          </draw:text-box>
        </draw:frame>
        <draw:frame draw:style-name="gr2" draw:text-style-name="P5" draw:layer="layout" svg:width="2.411cm" svg:height="1.657cm" svg:x="1.092cm" svg:y="5.146cm">
          <draw:text-box>
            <text:p><text:span text:style-name="T2">Page </text:span><text:span text:style-name="T2"><text:line-break/></text:span><text:span text:style-name="T2">register</text:span></text:p>
          </draw:text-box>
        </draw:frame>
        <draw:custom-shape draw:style-name="gr5" draw:text-style-name="P4" draw:layer="layout" svg:width="4cm" svg:height="1cm" svg:x="8cm" svg:y="5.5cm">
          <text:p text:style-name="P1"><text:span text:style-name="T2">IO</text:span><text:span text:style-name="T3">2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cm" svg:y1="3.9cm" svg:x2="13cm" svg:y2="7.7cm">
          <text:p/>
        </draw:line>
        <draw:line draw:style-name="gr6" draw:text-style-name="P1" draw:layer="layout" svg:x1="14cm" svg:y1="3.9cm" svg:x2="14cm" svg:y2="7.7cm">
          <text:p/>
        </draw:line>
        <draw:custom-shape draw:style-name="gr5" draw:text-style-name="P4" draw:layer="layout" svg:width="4cm" svg:height="1cm" svg:x="14cm" svg:y="5.5cm">
          <text:p text:style-name="P1"><text:span text:style-name="T2">IO</text:span><text:span text:style-name="T3">n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.035cm" svg:height="0.962cm" svg:x="12.965cm" svg:y="4.738cm">
          <draw:text-box>
            <text:p><text:span text:style-name="T4">...</text:span></text:p>
          </draw:text-box>
        </draw:frame>
        <draw:custom-shape draw:style-name="gr1" draw:text-style-name="P4" draw:layer="layout" svg:width="5cm" svg:height="1cm" svg:x="8cm" svg:y="4cm">
          <text:p text:style-name="P1"><text:span text:style-name="T2">TIN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cm" svg:height="1cm" svg:x="14cm" svg:y="4cm">
          <text:p text:style-name="P1"><text:span text:style-name="T2">TIN</text:span><text:span text:style-name="T3">n-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cm" svg:height="1cm" svg:x="19cm" svg:y="4cm">
          <text:p text:style-name="P1"><text:span text:style-name="T2">TIN</text:span><text:span text:style-name="T3">n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68cm" svg:height="0.954cm" svg:x="23.52cm" svg:y="2.8cm">
          <draw:text-box>
            <text:p><text:span text:style-name="T2">t</text:span></text:p>
          </draw:text-box>
        </draw:frame>
      </draw:page>
      <draw:page draw:name="page7" draw:style-name="dp1" draw:master-page-name="Standard">
        <draw:frame draw:style-name="gr2" draw:text-style-name="P5" draw:layer="layout" svg:width="4.96cm" svg:height="0.954cm" svg:x="3.8cm" svg:y="2.746cm">
          <draw:text-box>
            <text:p><text:span text:style-name="T2">Multi Plane Read</text:span></text:p>
          </draw:text-box>
        </draw:frame>
        <draw:line draw:style-name="gr3" draw:text-style-name="P1" draw:layer="layout" svg:x1="4cm" svg:y1="3.7cm" svg:x2="24.6cm" svg:y2="3.7cm">
          <text:p/>
        </draw:line>
        <draw:frame draw:style-name="gr2" draw:text-style-name="P5" draw:layer="layout" svg:width="2.394cm" svg:height="0.954cm" svg:x="1.169cm" svg:y="4.046cm">
          <draw:text-box>
            <text:p><text:span text:style-name="T2">Plane 1</text:span></text:p>
          </draw:text-box>
        </draw:frame>
        <draw:custom-shape draw:style-name="gr1" draw:text-style-name="P2" draw:layer="layout" svg:width="3cm" svg:height="1cm" svg:x="4cm" svg:y="4cm">
          <text:p text:style-name="P1"><text:span text:style-name="T1">T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4cm" svg:y="5.5cm">
          <text:p text:style-name="P1"><text:span text:style-name="T1">T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4cm" svg:y="7cm">
          <text:p text:style-name="P1"><text:span text:style-name="T1">T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4cm" svg:y="8.5cm">
          <text:p text:style-name="P1"><text:span text:style-name="T1">TON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394cm" svg:height="0.954cm" svg:x="1.106cm" svg:y="5.5cm">
          <draw:text-box>
            <text:p><text:span text:style-name="T2">Plane 2</text:span></text:p>
          </draw:text-box>
        </draw:frame>
        <draw:frame draw:style-name="gr2" draw:text-style-name="P5" draw:layer="layout" svg:width="2.394cm" svg:height="0.954cm" svg:x="1.106cm" svg:y="7cm">
          <draw:text-box>
            <text:p><text:span text:style-name="T2">Plane 3</text:span></text:p>
          </draw:text-box>
        </draw:frame>
        <draw:frame draw:style-name="gr2" draw:text-style-name="P5" draw:layer="layout" svg:width="2.394cm" svg:height="0.954cm" svg:x="1.106cm" svg:y="8.5cm">
          <draw:text-box>
            <text:p><text:span text:style-name="T2">Plane 4</text:span></text:p>
          </draw:text-box>
        </draw:frame>
        <draw:custom-shape draw:style-name="gr5" draw:text-style-name="P2" draw:layer="layout" svg:width="4cm" svg:height="1cm" svg:x="7cm" svg:y="4cm">
          <text:p text:style-name="P1"><text:span text:style-name="T1">I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1cm" svg:x="11cm" svg:y="5.5cm">
          <text:p text:style-name="P1"><text:span text:style-name="T1">I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1cm" svg:x="15cm" svg:y="7cm">
          <text:p text:style-name="P1"><text:span text:style-name="T1">I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1cm" svg:x="19cm" svg:y="8.5cm">
          <text:p text:style-name="P1"><text:span text:style-name="T1">IO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68cm" svg:height="0.954cm" svg:x="23.52cm" svg:y="2.8cm">
          <draw:text-box>
            <text:p><text:span text:style-name="T2">t</text:span></text:p>
          </draw:text-box>
        </draw:frame>
      </draw:page>
      <draw:page draw:name="page8" draw:style-name="dp1" draw:master-page-name="Standard">
        <draw:frame draw:style-name="gr2" draw:text-style-name="P5" draw:layer="layout" svg:width="5.066cm" svg:height="0.954cm" svg:x="3.8cm" svg:y="2.746cm">
          <draw:text-box>
            <text:p><text:span text:style-name="T2">Multi Plane Write</text:span></text:p>
          </draw:text-box>
        </draw:frame>
        <draw:line draw:style-name="gr3" draw:text-style-name="P1" draw:layer="layout" svg:x1="4cm" svg:y1="3.7cm" svg:x2="24.6cm" svg:y2="3.7cm">
          <text:p/>
        </draw:line>
        <draw:frame draw:style-name="gr2" draw:text-style-name="P5" draw:layer="layout" svg:width="2.394cm" svg:height="0.954cm" svg:x="1.169cm" svg:y="4.046cm">
          <draw:text-box>
            <text:p><text:span text:style-name="T2">Plane 1</text:span></text:p>
          </draw:text-box>
        </draw:frame>
        <draw:custom-shape draw:style-name="gr1" draw:text-style-name="P4" draw:layer="layout" svg:width="5cm" svg:height="1cm" svg:x="8cm" svg:y="4cm">
          <text:p text:style-name="P1"><text:span text:style-name="T2">TIN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394cm" svg:height="0.954cm" svg:x="1.106cm" svg:y="5.5cm">
          <draw:text-box>
            <text:p><text:span text:style-name="T2">Plane 2</text:span></text:p>
          </draw:text-box>
        </draw:frame>
        <draw:frame draw:style-name="gr2" draw:text-style-name="P5" draw:layer="layout" svg:width="2.394cm" svg:height="0.954cm" svg:x="1.106cm" svg:y="7cm">
          <draw:text-box>
            <text:p><text:span text:style-name="T2">Plane 3</text:span></text:p>
          </draw:text-box>
        </draw:frame>
        <draw:frame draw:style-name="gr2" draw:text-style-name="P5" draw:layer="layout" svg:width="2.394cm" svg:height="0.954cm" svg:x="1.106cm" svg:y="8.5cm">
          <draw:text-box>
            <text:p><text:span text:style-name="T2">Plane 4</text:span></text:p>
          </draw:text-box>
        </draw:frame>
        <draw:custom-shape draw:style-name="gr5" draw:text-style-name="P4" draw:layer="layout" svg:width="4cm" svg:height="1cm" svg:x="4cm" svg:y="4cm">
          <text:p text:style-name="P1"><text:span text:style-name="T2">IO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cm" svg:height="1cm" svg:x="8cm" svg:y="5.5cm">
          <text:p text:style-name="P1"><text:span text:style-name="T2">IO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cm" svg:height="1cm" svg:x="12cm" svg:y="7cm">
          <text:p text:style-name="P1"><text:span text:style-name="T2">IO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cm" svg:height="1cm" svg:x="16cm" svg:y="8.5cm">
          <text:p text:style-name="P1"><text:span text:style-name="T2">I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cm" svg:height="1cm" svg:x="12cm" svg:y="5.5cm">
          <text:p text:style-name="P1"><text:span text:style-name="T2">TI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cm" svg:height="1cm" svg:x="16cm" svg:y="7cm">
          <text:p text:style-name="P1"><text:span text:style-name="T2">TI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cm" svg:height="1cm" svg:x="20cm" svg:y="8.5cm">
          <text:p text:style-name="P1"><text:span text:style-name="T2">TIN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68cm" svg:height="0.954cm" svg:x="23.52cm" svg:y="2.8cm">
          <draw:text-box>
            <text:p><text:span text:style-name="T2">t</text:span></text:p>
          </draw:text-box>
        </draw:frame>
      </draw:page>
      <draw:page draw:name="page9" draw:style-name="dp1" draw:master-page-name="Standard">
        <draw:frame draw:style-name="gr2" draw:text-style-name="P5" draw:layer="layout" svg:width="5.066cm" svg:height="0.954cm" svg:x="3.8cm" svg:y="2.746cm">
          <draw:text-box>
            <text:p><text:span text:style-name="T2">Multi Plane Erase</text:span></text:p>
          </draw:text-box>
        </draw:frame>
        <draw:line draw:style-name="gr3" draw:text-style-name="P1" draw:layer="layout" svg:x1="4cm" svg:y1="3.7cm" svg:x2="11.6cm" svg:y2="3.7cm">
          <text:p/>
        </draw:line>
        <draw:frame draw:style-name="gr2" draw:text-style-name="P5" draw:layer="layout" svg:width="2.394cm" svg:height="0.954cm" svg:x="1.169cm" svg:y="4.046cm">
          <draw:text-box>
            <text:p><text:span text:style-name="T2">Plane 1</text:span></text:p>
          </draw:text-box>
        </draw:frame>
        <draw:custom-shape draw:style-name="gr1" draw:text-style-name="P4" draw:layer="layout" svg:width="7cm" svg:height="1cm" svg:x="4cm" svg:y="4cm">
          <text:p text:style-name="P1"><text:span text:style-name="T2">BERS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394cm" svg:height="0.954cm" svg:x="1.106cm" svg:y="5.5cm">
          <draw:text-box>
            <text:p><text:span text:style-name="T2">Plane 2</text:span></text:p>
          </draw:text-box>
        </draw:frame>
        <draw:frame draw:style-name="gr2" draw:text-style-name="P5" draw:layer="layout" svg:width="2.394cm" svg:height="0.954cm" svg:x="1.106cm" svg:y="7cm">
          <draw:text-box>
            <text:p><text:span text:style-name="T2">Plane 3</text:span></text:p>
          </draw:text-box>
        </draw:frame>
        <draw:frame draw:style-name="gr2" draw:text-style-name="P5" draw:layer="layout" svg:width="2.394cm" svg:height="0.954cm" svg:x="1.106cm" svg:y="8.5cm">
          <draw:text-box>
            <text:p><text:span text:style-name="T2">Plane 4</text:span></text:p>
          </draw:text-box>
        </draw:frame>
        <draw:frame draw:style-name="gr4" draw:text-style-name="P5" draw:layer="layout" svg:width="0.68cm" svg:height="0.954cm" svg:x="10.7cm" svg:y="2.7cm">
          <draw:text-box>
            <text:p><text:span text:style-name="T2">t</text:span></text:p>
          </draw:text-box>
        </draw:frame>
        <draw:custom-shape draw:style-name="gr1" draw:text-style-name="P4" draw:layer="layout" svg:width="7cm" svg:height="1cm" svg:x="4cm" svg:y="5.5cm">
          <text:p text:style-name="P1"><text:span text:style-name="T2">BER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7cm" svg:height="1cm" svg:x="4cm" svg:y="7cm">
          <text:p text:style-name="P1"><text:span text:style-name="T2">BER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7cm" svg:height="1cm" svg:x="4cm" svg:y="8.5cm">
          <text:p text:style-name="P1"><text:span text:style-name="T2">BERS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Standard">
        <draw:frame draw:style-name="gr2" draw:text-style-name="P5" draw:layer="layout" svg:width="6.547cm" svg:height="0.954cm" svg:x="3.8cm" svg:y="2.746cm">
          <draw:text-box>
            <text:p><text:span text:style-name="T2">Multi Plane Copy-Back</text:span></text:p>
          </draw:text-box>
        </draw:frame>
        <draw:line draw:style-name="gr3" draw:text-style-name="P1" draw:layer="layout" svg:x1="4cm" svg:y1="3.7cm" svg:x2="11.6cm" svg:y2="3.7cm">
          <text:p/>
        </draw:line>
        <draw:frame draw:style-name="gr2" draw:text-style-name="P5" draw:layer="layout" svg:width="2.394cm" svg:height="0.954cm" svg:x="1.169cm" svg:y="4.046cm">
          <draw:text-box>
            <text:p><text:span text:style-name="T2">Plane 1</text:span></text:p>
          </draw:text-box>
        </draw:frame>
        <draw:frame draw:style-name="gr2" draw:text-style-name="P5" draw:layer="layout" svg:width="2.394cm" svg:height="0.954cm" svg:x="1.106cm" svg:y="5.5cm">
          <draw:text-box>
            <text:p><text:span text:style-name="T2">Plane 2</text:span></text:p>
          </draw:text-box>
        </draw:frame>
        <draw:frame draw:style-name="gr2" draw:text-style-name="P5" draw:layer="layout" svg:width="2.394cm" svg:height="0.954cm" svg:x="1.106cm" svg:y="7cm">
          <draw:text-box>
            <text:p><text:span text:style-name="T2">Plane 3</text:span></text:p>
          </draw:text-box>
        </draw:frame>
        <draw:frame draw:style-name="gr2" draw:text-style-name="P5" draw:layer="layout" svg:width="2.394cm" svg:height="0.954cm" svg:x="1.106cm" svg:y="8.5cm">
          <draw:text-box>
            <text:p><text:span text:style-name="T2">Plane 4</text:span></text:p>
          </draw:text-box>
        </draw:frame>
        <draw:frame draw:style-name="gr4" draw:text-style-name="P5" draw:layer="layout" svg:width="0.68cm" svg:height="0.954cm" svg:x="10.7cm" svg:y="2.7cm">
          <draw:text-box>
            <text:p><text:span text:style-name="T2">t</text:span></text:p>
          </draw:text-box>
        </draw:frame>
        <draw:custom-shape draw:style-name="gr1" draw:text-style-name="P4" draw:layer="layout" svg:width="5cm" svg:height="1cm" svg:x="7cm" svg:y="4cm">
          <text:p text:style-name="P1"><text:span text:style-name="T2">TI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4cm" svg:y="4cm">
          <text:p text:style-name="P1"><text:span text:style-name="T2">T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cm" svg:height="1cm" svg:x="7cm" svg:y="5.5cm">
          <text:p text:style-name="P1"><text:span text:style-name="T2">TI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4cm" svg:y="5.5cm">
          <text:p text:style-name="P1"><text:span text:style-name="T2">T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cm" svg:height="1cm" svg:x="7cm" svg:y="7cm">
          <text:p text:style-name="P1"><text:span text:style-name="T2">TI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4cm" svg:y="7cm">
          <text:p text:style-name="P1"><text:span text:style-name="T2">T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5cm" svg:height="1cm" svg:x="7cm" svg:y="8.5cm">
          <text:p text:style-name="P1"><text:span text:style-name="T2">TI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4cm" svg:y="8.5cm">
          <text:p text:style-name="P1"><text:span text:style-name="T2">TON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Standard">
        <draw:custom-shape draw:style-name="gr7" draw:text-style-name="P1" draw:layer="layout" svg:width="27cm" svg:height="2.4cm" svg:x="0cm" svg:y="8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cm" svg:height="2.3cm" svg:x="0.1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9.506cm" svg:height="0.954cm" svg:x="3.8cm" svg:y="2.746cm">
          <draw:text-box>
            <text:p><text:span text:style-name="T2">Multi Plane Cache Write (4 planes)</text:span></text:p>
          </draw:text-box>
        </draw:frame>
        <draw:line draw:style-name="gr3" draw:text-style-name="P1" draw:layer="layout" svg:x1="4cm" svg:y1="3.7cm" svg:x2="28.7cm" svg:y2="3.7cm">
          <text:p/>
        </draw:line>
        <draw:frame draw:style-name="gr2" draw:text-style-name="P4" draw:layer="layout" svg:width="2.077cm" svg:height="1.657cm" svg:x="-0.077cm" svg:y="4.143cm">
          <draw:text-box>
            <text:p text:style-name="P1"><text:span text:style-name="T2">Plane </text:span><text:span text:style-name="T2"><text:line-break/></text:span><text:span text:style-name="T2">1</text:span></text:p>
          </draw:text-box>
        </draw:frame>
        <draw:custom-shape draw:style-name="gr1" draw:text-style-name="P4" xml:id="id3" draw:id="id3" draw:layer="layout" svg:width="3cm" svg:height="1cm" svg:x="6cm" svg:y="4cm">
          <text:p text:style-name="P1"><text:span text:style-name="T2">TIN</text:span><text:span text:style-name="T5">1,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1cm" svg:x="4cm" svg:y="5cm">
          <text:p text:style-name="P1"><text:span text:style-name="T2">IO</text:span><text:span text:style-name="T5">1,1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68cm" svg:height="0.954cm" svg:x="27.52cm" svg:y="2.8cm">
          <draw:text-box>
            <text:p><text:span text:style-name="T2">t</text:span></text:p>
          </draw:text-box>
        </draw:frame>
        <draw:frame draw:style-name="gr2" draw:text-style-name="P5" draw:layer="layout" svg:width="2.331cm" svg:height="0.954cm" svg:x="1.769cm" svg:y="4.046cm">
          <draw:text-box>
            <text:p><text:span text:style-name="T2">NAND</text:span></text:p>
          </draw:text-box>
        </draw:frame>
        <draw:frame draw:style-name="gr2" draw:text-style-name="P5" draw:layer="layout" svg:width="1.526cm" svg:height="0.954cm" svg:x="1.9cm" svg:y="5.046cm">
          <draw:text-box>
            <text:p><text:span text:style-name="T2">Reg</text:span></text:p>
          </draw:text-box>
        </draw:frame>
        <draw:custom-shape draw:style-name="gr8" draw:text-style-name="P1" draw:layer="layout" svg:width="0.6cm" svg:height="1.8cm" svg:x="1.5cm" svg:y="4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4" draw:layer="layout" svg:width="2.077cm" svg:height="1.657cm" svg:x="-0.076cm" svg:y="6.643cm">
          <draw:text-box>
            <text:p text:style-name="P1"><text:span text:style-name="T2">Plane </text:span><text:span text:style-name="T2"><text:line-break/></text:span><text:span text:style-name="T2">2</text:span></text:p>
          </draw:text-box>
        </draw:frame>
        <draw:custom-shape draw:style-name="gr1" draw:text-style-name="P4" draw:layer="layout" svg:width="2.999cm" svg:height="1cm" svg:x="8.001cm" svg:y="6.5cm">
          <text:p text:style-name="P1"><text:span text:style-name="T2">TIN</text:span><text:span text:style-name="T5">2,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1.999cm" svg:height="1cm" svg:x="6.001cm" svg:y="7.5cm">
          <text:p text:style-name="P1"><text:span text:style-name="T2">IO</text:span><text:span text:style-name="T5">2,1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331cm" svg:height="0.954cm" svg:x="1.77cm" svg:y="6.546cm">
          <draw:text-box>
            <text:p><text:span text:style-name="T2">NAND</text:span></text:p>
          </draw:text-box>
        </draw:frame>
        <draw:frame draw:style-name="gr2" draw:text-style-name="P5" draw:layer="layout" svg:width="1.526cm" svg:height="0.954cm" svg:x="1.901cm" svg:y="7.546cm">
          <draw:text-box>
            <text:p><text:span text:style-name="T2">Reg</text:span></text:p>
          </draw:text-box>
        </draw:frame>
        <draw:custom-shape draw:style-name="gr8" draw:text-style-name="P1" draw:layer="layout" svg:width="0.6cm" svg:height="1.8cm" svg:x="1.501cm" svg:y="6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4" draw:layer="layout" svg:width="2.077cm" svg:height="1.657cm" svg:x="-0.075cm" svg:y="9.143cm">
          <draw:text-box>
            <text:p text:style-name="P1"><text:span text:style-name="T2">Plane </text:span><text:span text:style-name="T2"><text:line-break/></text:span><text:span text:style-name="T2">3</text:span></text:p>
          </draw:text-box>
        </draw:frame>
        <draw:custom-shape draw:style-name="gr1" draw:text-style-name="P4" draw:layer="layout" svg:width="2.998cm" svg:height="1cm" svg:x="10.002cm" svg:y="9cm">
          <text:p text:style-name="P1"><text:span text:style-name="T2">TIN</text:span><text:span text:style-name="T5">3,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1.998cm" svg:height="1cm" svg:x="8.002cm" svg:y="10cm">
          <text:p text:style-name="P1"><text:span text:style-name="T2">IO</text:span><text:span text:style-name="T5">3,1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331cm" svg:height="0.954cm" svg:x="1.771cm" svg:y="9.046cm">
          <draw:text-box>
            <text:p><text:span text:style-name="T2">NAND</text:span></text:p>
          </draw:text-box>
        </draw:frame>
        <draw:frame draw:style-name="gr2" draw:text-style-name="P5" draw:layer="layout" svg:width="1.526cm" svg:height="0.954cm" svg:x="1.902cm" svg:y="10.046cm">
          <draw:text-box>
            <text:p><text:span text:style-name="T2">Reg</text:span></text:p>
          </draw:text-box>
        </draw:frame>
        <draw:custom-shape draw:style-name="gr8" draw:text-style-name="P1" draw:layer="layout" svg:width="0.6cm" svg:height="1.8cm" svg:x="1.502cm" svg:y="9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4" draw:layer="layout" svg:width="2.077cm" svg:height="1.657cm" svg:x="-0.074cm" svg:y="11.643cm">
          <draw:text-box>
            <text:p text:style-name="P1"><text:span text:style-name="T2">Plane </text:span><text:span text:style-name="T2"><text:line-break/></text:span><text:span text:style-name="T2">4</text:span></text:p>
          </draw:text-box>
        </draw:frame>
        <draw:custom-shape draw:style-name="gr1" draw:text-style-name="P4" draw:layer="layout" svg:width="2.997cm" svg:height="1cm" svg:x="12.003cm" svg:y="11.5cm">
          <text:p text:style-name="P1"><text:span text:style-name="T2">TIN</text:span><text:span text:style-name="T5">4,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97cm" svg:height="1cm" svg:x="10.003cm" svg:y="12.5cm">
          <text:p text:style-name="P1"><text:span text:style-name="T2">IO</text:span><text:span text:style-name="T5">4,1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331cm" svg:height="0.954cm" svg:x="1.772cm" svg:y="11.546cm">
          <draw:text-box>
            <text:p><text:span text:style-name="T2">NAND</text:span></text:p>
          </draw:text-box>
        </draw:frame>
        <draw:frame draw:style-name="gr2" draw:text-style-name="P5" draw:layer="layout" svg:width="1.526cm" svg:height="0.954cm" svg:x="1.903cm" svg:y="12.546cm">
          <draw:text-box>
            <text:p><text:span text:style-name="T2">Reg</text:span></text:p>
          </draw:text-box>
        </draw:frame>
        <draw:custom-shape draw:style-name="gr8" draw:text-style-name="P1" draw:layer="layout" svg:width="0.6cm" svg:height="1.8cm" svg:x="1.503cm" svg:y="11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4" xml:id="id5" draw:id="id5" draw:layer="layout" svg:width="1.997cm" svg:height="1cm" svg:x="12.003cm" svg:y="5cm">
          <text:p text:style-name="P1"><text:span text:style-name="T2">IO</text:span><text:span text:style-name="T5">1,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4" draw:id="id4" draw:layer="layout" svg:width="3cm" svg:height="1cm" svg:x="14cm" svg:y="4cm">
          <text:p text:style-name="P1"><text:span text:style-name="T2">TIN</text:span><text:span text:style-name="T5">1,2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7cm" svg:y1="3.8cm" svg:x2="27cm" svg:y2="14.9cm">
          <text:p/>
        </draw:line>
        <draw:frame draw:style-name="gr2" draw:text-style-name="P6" draw:layer="layout" svg:width="1.035cm" svg:height="0.962cm" svg:x="27.165cm" svg:y="8.038cm">
          <draw:text-box>
            <text:p><text:span text:style-name="T4">...</text:span></text:p>
          </draw:text-box>
        </draw:frame>
        <draw:custom-shape draw:style-name="gr5" draw:text-style-name="P4" draw:layer="layout" svg:width="2cm" svg:height="1cm" svg:x="14cm" svg:y="7.5cm">
          <text:p text:style-name="P1"><text:span text:style-name="T6">IO</text:span><text:span text:style-name="T7">2,2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7cm" svg:y1="6.3cm" svg:x2="0cm" svg:y2="6.3cm">
          <text:p/>
        </draw:line>
        <draw:line draw:style-name="gr9" draw:text-style-name="P1" draw:layer="layout" svg:x1="27cm" svg:y1="8.8cm" svg:x2="0cm" svg:y2="8.8cm">
          <text:p/>
        </draw:line>
        <draw:line draw:style-name="gr9" draw:text-style-name="P1" draw:layer="layout" svg:x1="27cm" svg:y1="11.3cm" svg:x2="0cm" svg:y2="11.3cm">
          <text:p/>
        </draw:line>
        <draw:line draw:style-name="gr10" draw:text-style-name="P1" draw:layer="layout" svg:x1="12cm" svg:y1="14.362cm" svg:x2="12cm" svg:y2="13.462cm">
          <text:p/>
        </draw:line>
        <draw:line draw:style-name="gr10" draw:text-style-name="P1" draw:layer="layout" svg:x1="13cm" svg:y1="10.8cm" svg:x2="13cm" svg:y2="9.9cm">
          <text:p/>
        </draw:line>
        <draw:frame draw:style-name="gr11" draw:text-style-name="P5" draw:layer="layout" svg:width="1.971cm" svg:height="1.162cm" svg:x="13cm" svg:y="9.938cm">
          <draw:text-box>
            <text:p><text:span text:style-name="T2">E</text:span><text:span text:style-name="T8">TIN3,1</text:span></text:p>
          </draw:text-box>
        </draw:frame>
        <draw:frame draw:style-name="gr11" draw:text-style-name="P5" draw:layer="layout" svg:width="1.742cm" svg:height="1.162cm" svg:x="12cm" svg:y="13.4cm">
          <draw:text-box>
            <text:p><text:span text:style-name="T2">E</text:span><text:span text:style-name="T8">IO4,1</text:span></text:p>
          </draw:text-box>
        </draw:frame>
        <draw:connector draw:style-name="gr12" draw:text-style-name="P1" draw:layer="layout" draw:type="curve" svg:x1="8cm" svg:y1="8cm" svg:x2="8.002cm" svg:y2="10.5cm" draw:start-shape="id1" draw:start-glue-point="1" draw:end-shape="id2" draw:end-glue-point="3" svg:d="m8000 8000c786 0 524 1250 1 1250s-786 1250 1 1250" svg:viewBox="0 0 992 2501">
          <text:p/>
        </draw:connector>
        <draw:connector draw:style-name="gr12" draw:text-style-name="P1" draw:layer="layout" draw:type="curve" svg:x1="9cm" svg:y1="4.5cm" svg:x2="14cm" svg:y2="4.5cm" draw:start-shape="id3" draw:start-glue-point="1" draw:end-shape="id4" draw:end-glue-point="3" svg:d="m9000 4500h5000" svg:viewBox="0 0 5001 1">
          <text:p/>
        </draw:connector>
        <draw:connector draw:style-name="gr12" draw:text-style-name="P1" draw:layer="layout" draw:type="curve" draw:line-skew="-4.15cm 1.225cm 0.167cm" svg:x1="14cm" svg:y1="5.5cm" svg:x2="14cm" svg:y2="4.5cm" draw:start-shape="id5" draw:start-glue-point="1" draw:end-shape="id4" draw:end-glue-point="3" svg:d="m14000 5500c-937 0-625-800-492-800s-45-200 492-200" svg:viewBox="0 0 651 1001">
          <text:p/>
        </draw:connector>
        <draw:custom-shape draw:style-name="gr1" draw:text-style-name="P2" draw:layer="layout" svg:width="1cm" svg:height="1cm" svg:x="6.2cm" svg:y="9.1cm">
          <text:p text:style-name="P1"><text:span text:style-name="T1">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2cm" svg:y1="9.7cm" svg:x2="7.5cm" svg:y2="9.7cm">
          <text:p/>
        </draw:line>
        <draw:custom-shape draw:style-name="gr1" draw:text-style-name="P2" draw:layer="layout" svg:width="1cm" svg:height="1cm" svg:x="14.3cm" svg:y="5.2cm">
          <text:p text:style-name="P1"><text:span text:style-name="T1">d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1" draw:layer="layout" svg:x1="14.3cm" svg:y1="5.6cm" svg:x2="13.4cm" svg:y2="5.1cm">
          <text:p/>
        </draw:line>
        <draw:custom-shape draw:style-name="gr1" draw:text-style-name="P2" draw:layer="layout" svg:width="1cm" svg:height="1cm" svg:x="10cm" svg:y="4.9cm">
          <text:p text:style-name="P1"><text:span text:style-name="T1">d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5cm" svg:y1="4.9cm" svg:x2="10.5cm" svg:y2="4.5cm">
          <text:p/>
        </draw:line>
        <draw:custom-shape draw:style-name="gr5" draw:text-style-name="P4" draw:layer="layout" svg:width="2cm" svg:height="1cm" svg:x="16cm" svg:y="10cm">
          <text:p text:style-name="P1"><text:span text:style-name="T6">IO</text:span><text:span text:style-name="T7">3,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1cm" svg:x="18cm" svg:y="12.5cm">
          <text:p text:style-name="P1"><text:span text:style-name="T6">IO</text:span><text:span text:style-name="T7">4,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16cm" svg:y="6.5cm">
          <text:p text:style-name="P1"><text:span text:style-name="T2">TIN</text:span><text:span text:style-name="T5">2,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18cm" svg:y="9cm">
          <text:p text:style-name="P1"><text:span text:style-name="T2">TIN</text:span><text:span text:style-name="T5">3,2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20cm" svg:y="11.5cm">
          <text:p text:style-name="P1"><text:span text:style-name="T2">TIN</text:span><text:span text:style-name="T5">4,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1cm" svg:x="20cm" svg:y="5cm">
          <text:p text:style-name="P1"><text:span text:style-name="T6">IO</text:span><text:span text:style-name="T7">1,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22cm" svg:y="4cm">
          <text:p text:style-name="P1"><text:span text:style-name="T2">TIN</text:span><text:span text:style-name="T5">1,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1cm" svg:x="22cm" svg:y="7.5cm">
          <text:p text:style-name="P1"><text:span text:style-name="T6">IO</text:span><text:span text:style-name="T7">2,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24cm" svg:y="6.5cm">
          <text:p text:style-name="P1"><text:span text:style-name="T2">TIN</text:span><text:span text:style-name="T5">2,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2cm" svg:height="1cm" svg:x="24cm" svg:y="10cm">
          <text:p text:style-name="P1"><text:span text:style-name="T6">IO</text:span><text:span text:style-name="T7">3,3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cm" svg:height="1cm" svg:x="26cm" svg:y="9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26cm" svg:y="12.5cm"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13cm" svg:y1="9.5cm" svg:x2="24cm" svg:y2="10.5cm" draw:end-shape="id6" draw:end-glue-point="3" svg:d="m13000 9500c7857 0 2357 1000 11000 1000" svg:viewBox="0 0 11001 1001">
          <text:p/>
        </draw:connector>
        <draw:custom-shape draw:style-name="gr1" draw:text-style-name="P2" draw:layer="layout" svg:width="1cm" svg:height="1cm" svg:x="18.6cm" svg:y="10.8cm">
          <text:p text:style-name="P1"><text:span text:style-name="T1">d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1" draw:layer="layout" svg:x1="19.068cm" svg:y1="10.8cm" svg:x2="19.068cm" svg:y2="10.2cm">
          <text:p/>
        </draw:line>
      </draw:page>
      <draw:page draw:name="page12" draw:style-name="dp1" draw:master-page-name="Standard">
        <draw:custom-shape draw:style-name="gr7" draw:text-style-name="P1" draw:layer="layout" svg:width="27cm" svg:height="2.4cm" svg:x="0cm" svg:y="1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cm" svg:height="2.4cm" svg:x="0cm" svg:y="8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7cm" svg:height="2.3cm" svg:x="0cm" svg:y="4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7cm" svg:y1="6.3cm" svg:x2="0cm" svg:y2="6.3cm">
          <text:p/>
        </draw:line>
        <draw:line draw:style-name="gr9" draw:text-style-name="P1" draw:layer="layout" svg:x1="27cm" svg:y1="8.8cm" svg:x2="0cm" svg:y2="8.8cm">
          <text:p/>
        </draw:line>
        <draw:line draw:style-name="gr9" draw:text-style-name="P1" draw:layer="layout" svg:x1="27cm" svg:y1="11.3cm" svg:x2="0cm" svg:y2="11.3cm">
          <text:p/>
        </draw:line>
        <draw:line draw:style-name="gr9" draw:text-style-name="P1" draw:layer="layout" svg:x1="27cm" svg:y1="17.2cm" svg:x2="0cm" svg:y2="17.2cm">
          <text:p/>
        </draw:line>
        <draw:frame draw:style-name="gr13" draw:text-style-name="P5" draw:layer="layout" svg:width="10.3cm" svg:height="0.954cm" svg:x="3.8cm" svg:y="2.746cm">
          <draw:text-box>
            <text:p><text:span text:style-name="T2">Multi Plane Cache Read (4 planes)</text:span></text:p>
          </draw:text-box>
        </draw:frame>
        <draw:line draw:style-name="gr3" draw:text-style-name="P1" draw:layer="layout" svg:x1="4cm" svg:y1="3.7cm" svg:x2="28.7cm" svg:y2="3.7cm">
          <text:p/>
        </draw:line>
        <draw:frame draw:style-name="gr14" draw:text-style-name="P4" draw:layer="layout" svg:width="2.077cm" svg:height="1.657cm" svg:x="-0.077cm" svg:y="4.143cm">
          <draw:text-box>
            <text:p text:style-name="P1"><text:span text:style-name="T2">Plane </text:span><text:span text:style-name="T2"><text:line-break/></text:span><text:span text:style-name="T2">1</text:span></text:p>
          </draw:text-box>
        </draw:frame>
        <draw:custom-shape draw:style-name="gr1" draw:text-style-name="P4" draw:layer="layout" svg:width="2.7cm" svg:height="1cm" svg:x="4.3cm" svg:y="4cm">
          <text:p text:style-name="P1"><text:span text:style-name="T2">TON</text:span><text:span text:style-name="T5">1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cm" svg:height="1cm" svg:x="7cm" svg:y="5cm">
          <text:p text:style-name="P1"><text:span text:style-name="T2">IO</text:span><text:span text:style-name="T5">1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5" draw:layer="layout" svg:width="0.68cm" svg:height="0.954cm" svg:x="27.52cm" svg:y="2.8cm">
          <draw:text-box>
            <text:p><text:span text:style-name="T2">t</text:span></text:p>
          </draw:text-box>
        </draw:frame>
        <draw:frame draw:style-name="gr16" draw:text-style-name="P5" draw:layer="layout" svg:width="2.331cm" svg:height="0.954cm" svg:x="1.769cm" svg:y="4.046cm">
          <draw:text-box>
            <text:p><text:span text:style-name="T2">NAND</text:span></text:p>
          </draw:text-box>
        </draw:frame>
        <draw:frame draw:style-name="gr17" draw:text-style-name="P5" draw:layer="layout" svg:width="1.526cm" svg:height="0.954cm" svg:x="1.9cm" svg:y="5.046cm">
          <draw:text-box>
            <text:p><text:span text:style-name="T2">Reg</text:span></text:p>
          </draw:text-box>
        </draw:frame>
        <draw:custom-shape draw:style-name="gr8" draw:text-style-name="P1" draw:layer="layout" svg:width="0.6cm" svg:height="1.8cm" svg:x="1.5cm" svg:y="4.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4" draw:layer="layout" svg:width="2.077cm" svg:height="1.657cm" svg:x="-0.076cm" svg:y="6.643cm">
          <draw:text-box>
            <text:p text:style-name="P1"><text:span text:style-name="T2">Plane </text:span><text:span text:style-name="T2"><text:line-break/></text:span><text:span text:style-name="T2">2</text:span></text:p>
          </draw:text-box>
        </draw:frame>
        <draw:frame draw:style-name="gr16" draw:text-style-name="P5" draw:layer="layout" svg:width="2.331cm" svg:height="0.954cm" svg:x="1.77cm" svg:y="6.546cm">
          <draw:text-box>
            <text:p><text:span text:style-name="T2">NAND</text:span></text:p>
          </draw:text-box>
        </draw:frame>
        <draw:frame draw:style-name="gr17" draw:text-style-name="P5" draw:layer="layout" svg:width="1.526cm" svg:height="0.954cm" svg:x="1.901cm" svg:y="7.546cm">
          <draw:text-box>
            <text:p><text:span text:style-name="T2">Reg</text:span></text:p>
          </draw:text-box>
        </draw:frame>
        <draw:custom-shape draw:style-name="gr8" draw:text-style-name="P1" draw:layer="layout" svg:width="0.6cm" svg:height="1.8cm" svg:x="1.501cm" svg:y="6.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4" draw:layer="layout" svg:width="2.077cm" svg:height="1.657cm" svg:x="-0.075cm" svg:y="9.143cm">
          <draw:text-box>
            <text:p text:style-name="P1"><text:span text:style-name="T2">Plane </text:span><text:span text:style-name="T2"><text:line-break/></text:span><text:span text:style-name="T2">3</text:span></text:p>
          </draw:text-box>
        </draw:frame>
        <draw:frame draw:style-name="gr18" draw:text-style-name="P5" draw:layer="layout" svg:width="2.331cm" svg:height="0.954cm" svg:x="1.771cm" svg:y="9.046cm">
          <draw:text-box>
            <text:p><text:span text:style-name="T2">NAND</text:span></text:p>
          </draw:text-box>
        </draw:frame>
        <draw:frame draw:style-name="gr19" draw:text-style-name="P5" draw:layer="layout" svg:width="1.526cm" svg:height="0.954cm" svg:x="1.902cm" svg:y="10.046cm">
          <draw:text-box>
            <text:p><text:span text:style-name="T2">Reg</text:span></text:p>
          </draw:text-box>
        </draw:frame>
        <draw:custom-shape draw:style-name="gr8" draw:text-style-name="P1" draw:layer="layout" svg:width="0.6cm" svg:height="1.8cm" svg:x="1.502cm" svg:y="9.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4" draw:layer="layout" svg:width="2.077cm" svg:height="1.657cm" svg:x="-0.074cm" svg:y="11.643cm">
          <draw:text-box>
            <text:p text:style-name="P1"><text:span text:style-name="T2">Plane </text:span><text:span text:style-name="T2"><text:line-break/></text:span><text:span text:style-name="T2">4</text:span></text:p>
          </draw:text-box>
        </draw:frame>
        <draw:frame draw:style-name="gr16" draw:text-style-name="P5" draw:layer="layout" svg:width="2.331cm" svg:height="0.954cm" svg:x="1.772cm" svg:y="11.546cm">
          <draw:text-box>
            <text:p><text:span text:style-name="T2">NAND</text:span></text:p>
          </draw:text-box>
        </draw:frame>
        <draw:frame draw:style-name="gr17" draw:text-style-name="P5" draw:layer="layout" svg:width="1.526cm" svg:height="0.954cm" svg:x="1.903cm" svg:y="12.546cm">
          <draw:text-box>
            <text:p><text:span text:style-name="T2">Reg</text:span></text:p>
          </draw:text-box>
        </draw:frame>
        <draw:custom-shape draw:style-name="gr8" draw:text-style-name="P1" draw:layer="layout" svg:width="0.6cm" svg:height="1.8cm" svg:x="1.503cm" svg:y="11.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1" draw:layer="layout" svg:x1="27cm" svg:y1="3.8cm" svg:x2="27cm" svg:y2="20cm">
          <text:p/>
        </draw:line>
        <draw:frame draw:style-name="gr21" draw:text-style-name="P6" draw:layer="layout" svg:width="1.035cm" svg:height="0.962cm" svg:x="27.165cm" svg:y="8.538cm">
          <draw:text-box>
            <text:p><text:span text:style-name="T4">...</text:span></text:p>
          </draw:text-box>
        </draw:frame>
        <draw:custom-shape draw:style-name="gr1" draw:text-style-name="P4" draw:layer="layout" svg:width="2.7cm" svg:height="1cm" svg:x="7cm" svg:y="4cm">
          <text:p text:style-name="P1"><text:span text:style-name="T2">TON</text:span><text:span text:style-name="T5">1,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7cm" svg:height="1cm" svg:x="11cm" svg:y="4cm">
          <text:p text:style-name="P1"><text:span text:style-name="T2">TON</text:span><text:span text:style-name="T5">1,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7cm" svg:height="1cm" svg:x="4.3cm" svg:y="6.5cm">
          <text:p text:style-name="P1"><text:span text:style-name="T2">TON</text:span><text:span text:style-name="T5">2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7cm" svg:height="1cm" svg:x="7cm" svg:y="6.5cm">
          <text:p text:style-name="P1"><text:span text:style-name="T2">TON</text:span><text:span text:style-name="T5">2,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9" draw:id="id9" draw:layer="layout" svg:width="4cm" svg:height="1cm" svg:x="11cm" svg:y="7.5cm">
          <text:p text:style-name="P1"><text:span text:style-name="T2">IO</text:span><text:span text:style-name="T5">2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7cm" svg:height="1cm" svg:x="15cm" svg:y="6.5cm">
          <text:p text:style-name="P1"><text:span text:style-name="T2">TON</text:span><text:span text:style-name="T5">2,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7cm" svg:height="1cm" svg:x="4.3cm" svg:y="9cm">
          <text:p text:style-name="P1"><text:span text:style-name="T2">TON</text:span><text:span text:style-name="T5">3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7" draw:id="id7" draw:layer="layout" svg:width="2.7cm" svg:height="1cm" svg:x="7cm" svg:y="9cm">
          <text:p text:style-name="P1"><text:span text:style-name="T2">TON</text:span><text:span text:style-name="T5">3,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8" draw:id="id8" draw:layer="layout" svg:width="4cm" svg:height="1cm" svg:x="15cm" svg:y="10cm">
          <text:p text:style-name="P1"><text:span text:style-name="T2">IO</text:span><text:span text:style-name="T5">3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7cm" svg:height="1cm" svg:x="19cm" svg:y="9cm">
          <text:p text:style-name="P1"><text:span text:style-name="T2">TON</text:span><text:span text:style-name="T5">3,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7cm" svg:height="1cm" svg:x="4.3cm" svg:y="11.5cm">
          <text:p text:style-name="P1"><text:span text:style-name="T2">TON</text:span><text:span text:style-name="T5">4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10" draw:id="id10" draw:layer="layout" svg:width="2.7cm" svg:height="1cm" svg:x="7cm" svg:y="11.5cm">
          <text:p text:style-name="P1"><text:span text:style-name="T2">TON</text:span><text:span text:style-name="T5">4,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2" draw:id="id12" draw:layer="layout" svg:width="4cm" svg:height="1cm" svg:x="19cm" svg:y="12.5cm">
          <text:p text:style-name="P1"><text:span text:style-name="T2">IO</text:span><text:span text:style-name="T5">4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11" draw:id="id11" draw:layer="layout" svg:width="2.7cm" svg:height="1cm" svg:x="23cm" svg:y="11.5cm">
          <text:p text:style-name="P1"><text:span text:style-name="T2">TON</text:span><text:span text:style-name="T5">4,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13" draw:id="id13" draw:layer="layout" svg:width="4cm" svg:height="1cm" svg:x="23cm" svg:y="5cm">
          <text:p text:style-name="P1"><text:span text:style-name="T2">IO</text:span><text:span text:style-name="T5">4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9.4cm" svg:height="0.954cm" svg:x="3.801cm" svg:y="13.7cm">
          <draw:text-box>
            <text:p><text:span text:style-name="T2">Multi Plane Cache Read (2 planes)</text:span></text:p>
          </draw:text-box>
        </draw:frame>
        <draw:line draw:style-name="gr3" draw:text-style-name="P1" draw:layer="layout" svg:x1="4.001cm" svg:y1="14.654cm" svg:x2="28.701cm" svg:y2="14.654cm">
          <text:p/>
        </draw:line>
        <draw:frame draw:style-name="gr2" draw:text-style-name="P4" draw:layer="layout" svg:width="2.077cm" svg:height="1.657cm" svg:x="-0.076cm" svg:y="15.097cm">
          <draw:text-box>
            <text:p text:style-name="P1"><text:span text:style-name="T2">Plane </text:span><text:span text:style-name="T2"><text:line-break/></text:span><text:span text:style-name="T2">1</text:span></text:p>
          </draw:text-box>
        </draw:frame>
        <draw:frame draw:style-name="gr4" draw:text-style-name="P5" draw:layer="layout" svg:width="0.68cm" svg:height="0.954cm" svg:x="27.521cm" svg:y="13.754cm">
          <draw:text-box>
            <text:p><text:span text:style-name="T2">t</text:span></text:p>
          </draw:text-box>
        </draw:frame>
        <draw:frame draw:style-name="gr2" draw:text-style-name="P5" draw:layer="layout" svg:width="2.331cm" svg:height="0.954cm" svg:x="1.77cm" svg:y="15cm">
          <draw:text-box>
            <text:p><text:span text:style-name="T2">NAND</text:span></text:p>
          </draw:text-box>
        </draw:frame>
        <draw:frame draw:style-name="gr2" draw:text-style-name="P5" draw:layer="layout" svg:width="1.526cm" svg:height="0.954cm" svg:x="1.901cm" svg:y="16cm">
          <draw:text-box>
            <text:p><text:span text:style-name="T2">Reg</text:span></text:p>
          </draw:text-box>
        </draw:frame>
        <draw:custom-shape draw:style-name="gr8" draw:text-style-name="P1" draw:layer="layout" svg:width="0.6cm" svg:height="1.8cm" svg:x="1.501cm" svg:y="15.0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4" draw:layer="layout" svg:width="2.077cm" svg:height="1.657cm" svg:x="-0.075cm" svg:y="17.597cm">
          <draw:text-box>
            <text:p text:style-name="P1"><text:span text:style-name="T2">Plane </text:span><text:span text:style-name="T2"><text:line-break/></text:span><text:span text:style-name="T2">2</text:span></text:p>
          </draw:text-box>
        </draw:frame>
        <draw:frame draw:style-name="gr2" draw:text-style-name="P5" draw:layer="layout" svg:width="2.331cm" svg:height="0.954cm" svg:x="1.771cm" svg:y="17.5cm">
          <draw:text-box>
            <text:p><text:span text:style-name="T2">NAND</text:span></text:p>
          </draw:text-box>
        </draw:frame>
        <draw:frame draw:style-name="gr2" draw:text-style-name="P5" draw:layer="layout" svg:width="1.526cm" svg:height="0.954cm" svg:x="1.902cm" svg:y="18.5cm">
          <draw:text-box>
            <text:p><text:span text:style-name="T2">Reg</text:span></text:p>
          </draw:text-box>
        </draw:frame>
        <draw:custom-shape draw:style-name="gr8" draw:text-style-name="P1" draw:layer="layout" svg:width="0.6cm" svg:height="1.8cm" svg:x="1.502cm" svg:y="17.5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9" draw:text-style-name="P1" draw:layer="layout" svg:x1="27.001cm" svg:y1="17.2cm" svg:x2="0.001cm" svg:y2="17.2cm">
          <text:p/>
        </draw:line>
        <draw:custom-shape draw:style-name="gr1" draw:text-style-name="P4" draw:layer="layout" svg:width="2.7cm" svg:height="1cm" svg:x="4cm" svg:y="15cm">
          <text:p text:style-name="P1"><text:span text:style-name="T2">TON</text:span><text:span text:style-name="T5">1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cm" svg:height="1cm" svg:x="6.7cm" svg:y="16cm">
          <text:p text:style-name="P1"><text:span text:style-name="T2">IO</text:span><text:span text:style-name="T5">1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7cm" svg:height="1cm" svg:x="6.7cm" svg:y="15cm">
          <text:p text:style-name="P1"><text:span text:style-name="T2">TON</text:span><text:span text:style-name="T5">1,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7cm" svg:height="1cm" svg:x="10.7cm" svg:y="15cm">
          <text:p text:style-name="P1"><text:span text:style-name="T2">TON</text:span><text:span text:style-name="T5">1,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7cm" svg:height="1cm" svg:x="4cm" svg:y="17.5cm">
          <text:p text:style-name="P1"><text:span text:style-name="T2">TON</text:span><text:span text:style-name="T5">2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cm" svg:height="1cm" svg:x="10.7cm" svg:y="18.5cm">
          <text:p text:style-name="P1"><text:span text:style-name="T2">IO</text:span><text:span text:style-name="T5">2,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7cm" svg:height="1cm" svg:x="6.7cm" svg:y="17.5cm">
          <text:p text:style-name="P1"><text:span text:style-name="T2">TON</text:span><text:span text:style-name="T5">2,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7cm" svg:height="1cm" svg:x="14.7cm" svg:y="17.5cm">
          <text:p text:style-name="P1"><text:span text:style-name="T2">TON</text:span><text:span text:style-name="T5">2,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cm" svg:height="1cm" svg:x="14.7cm" svg:y="16cm">
          <text:p text:style-name="P1"><text:span text:style-name="T2">IO</text:span><text:span text:style-name="T5">1,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7cm" svg:height="1cm" svg:x="18.7cm" svg:y="15cm">
          <text:p text:style-name="P1"><text:span text:style-name="T2">TON</text:span><text:span text:style-name="T5">1,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cm" svg:height="1cm" svg:x="22.7cm" svg:y="16cm">
          <text:p text:style-name="P1"><text:span text:style-name="T2">IO</text:span><text:span text:style-name="T5">1,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0.3cm" svg:height="1cm" svg:x="26.7cm" svg:y="15cm"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cm" svg:height="1cm" svg:x="18.7cm" svg:y="18.5cm">
          <text:p text:style-name="P1"><text:span text:style-name="T2">IO</text:span><text:span text:style-name="T5">2,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2.7cm" svg:height="1cm" svg:x="22.7cm" svg:y="17.5cm">
          <text:p text:style-name="P1"><text:span text:style-name="T2">TON</text:span><text:span text:style-name="T5">2,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0.3cm" svg:height="1cm" svg:x="26.7cm" svg:y="18.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035cm" svg:height="0.962cm" svg:x="27.165cm" svg:y="16.838cm">
          <draw:text-box>
            <text:p><text:span text:style-name="T4">...</text:span></text:p>
          </draw:text-box>
        </draw:frame>
        <draw:frame draw:style-name="gr11" draw:text-style-name="P5" draw:layer="layout" svg:width="2.11cm" svg:height="1.162cm" svg:x="21.7cm" svg:y="9.9cm">
          <draw:text-box>
            <text:p><text:span text:style-name="T2">E</text:span><text:span text:style-name="T8">TON3,3</text:span></text:p>
          </draw:text-box>
        </draw:frame>
        <draw:line draw:style-name="gr10" draw:text-style-name="P1" draw:layer="layout" svg:x1="21.7cm" svg:y1="10.8cm" svg:x2="21.7cm" svg:y2="9.9cm">
          <text:p/>
        </draw:line>
        <draw:frame draw:style-name="gr11" draw:text-style-name="P5" draw:layer="layout" svg:width="1.742cm" svg:height="1.162cm" svg:x="23cm" svg:y="13.538cm">
          <draw:text-box>
            <text:p><text:span text:style-name="T2">E</text:span><text:span text:style-name="T8">IO4,1</text:span></text:p>
          </draw:text-box>
        </draw:frame>
        <draw:line draw:style-name="gr10" draw:text-style-name="P1" draw:layer="layout" svg:x1="23cm" svg:y1="14.438cm" svg:x2="23cm" svg:y2="13.538cm">
          <text:p/>
        </draw:line>
        <draw:connector draw:style-name="gr24" draw:text-style-name="P1" draw:layer="layout" draw:type="curve" svg:x1="7cm" svg:y1="9.5cm" svg:x2="15cm" svg:y2="10.5cm" draw:start-shape="id7" draw:start-glue-point="3" draw:end-shape="id8" draw:end-glue-point="3" svg:d="m7000 9500c-787 0-525 1025 2412 1025s1613-25 5588-25" svg:viewBox="0 0 8382 1026">
          <text:p/>
        </draw:connector>
        <draw:connector draw:style-name="gr24" draw:text-style-name="P1" draw:layer="layout" draw:type="curve" svg:x1="15cm" svg:y1="8cm" svg:x2="15cm" svg:y2="10.5cm" draw:start-shape="id9" draw:start-glue-point="1" draw:end-shape="id8" draw:end-glue-point="3" svg:d="m15000 8000c787 0 525 1250 0 1250s-787 1250 0 1250" svg:viewBox="0 0 995 2501">
          <text:p/>
        </draw:connector>
        <draw:custom-shape draw:style-name="gr1" draw:text-style-name="P2" draw:layer="layout" svg:width="1cm" svg:height="1cm" svg:x="15.6cm" svg:y="12.6cm">
          <text:p text:style-name="P1"><text:span text:style-name="T1">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6.1cm" svg:y1="12cm" svg:x2="16.1cm" svg:y2="12.6cm">
          <text:p/>
        </draw:line>
        <draw:connector draw:style-name="gr24" draw:text-style-name="P1" draw:layer="layout" draw:type="curve" svg:x1="9.7cm" svg:y1="12cm" svg:x2="23cm" svg:y2="12cm" draw:start-shape="id10" draw:start-glue-point="1" draw:end-shape="id11" draw:end-glue-point="3" svg:d="m9700 12000h13300" svg:viewBox="0 0 13301 1">
          <text:p/>
        </draw:connector>
        <draw:connector draw:style-name="gr24" draw:text-style-name="P1" draw:layer="layout" draw:type="curve" draw:line-skew="-0.987cm" svg:x1="23cm" svg:y1="13cm" svg:x2="23cm" svg:y2="12cm" draw:start-shape="id12" draw:start-glue-point="1" svg:d="m23000 13000c-693 0-693-1000 0-1000" svg:viewBox="0 0 521 1001">
          <text:p/>
        </draw:connector>
        <draw:custom-shape draw:style-name="gr1" draw:text-style-name="P2" draw:layer="layout" svg:width="1cm" svg:height="1cm" svg:x="21.6cm" svg:y="13.2cm">
          <text:p text:style-name="P1"><text:span text:style-name="T1">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2.5cm" svg:y1="12.8cm" svg:x2="22.3cm" svg:y2="13.2cm">
          <text:p/>
        </draw:line>
        <draw:custom-shape draw:style-name="gr1" draw:text-style-name="P2" draw:layer="layout" svg:width="1cm" svg:height="1cm" svg:x="10.8cm" svg:y="9.1cm">
          <text:p text:style-name="P1"><text:span text:style-name="T1">d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1.3cm" svg:y1="10.1cm" svg:x2="11.3cm" svg:y2="10.5cm">
          <text:p/>
        </draw:line>
        <draw:custom-shape draw:style-name="gr1" draw:text-style-name="P2" draw:layer="layout" svg:width="1cm" svg:height="1cm" svg:x="15.9cm" svg:y="7.6cm">
          <text:p text:style-name="P1"><text:span text:style-name="T1">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5.5cm" svg:y1="8.4cm" svg:x2="15.9cm" svg:y2="8.2cm">
          <text:p/>
        </draw:line>
        <draw:custom-shape draw:style-name="gr1" draw:text-style-name="P2" draw:layer="layout" svg:width="1cm" svg:height="1cm" svg:x="17.4cm" svg:y="4.2cm">
          <text:p text:style-name="P1"><text:span text:style-name="T1">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7.9cm" svg:y1="5.2cm" svg:x2="17.9cm" svg:y2="5.5cm">
          <text:p/>
        </draw:line>
        <draw:connector draw:style-name="gr24" draw:text-style-name="P1" draw:layer="layout" draw:type="curve" svg:x1="11cm" svg:y1="5.5cm" svg:x2="23cm" svg:y2="5.5cm" draw:end-shape="id13" draw:end-glue-point="3" svg:d="m11000 5500h12000" svg:viewBox="0 0 12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Olivier</meta:initial-creator>
    <meta:creation-date>2013-06-19T14:08:44</meta:creation-date>
    <meta:generator>LibreOffice/4.0.4.2$Linux_X86_64 LibreOffice_project/9e9821abd0ffdbc09cd8c52eaa574fa09eb08f2</meta:generator>
    <dc:date>2013-09-30T17:13:19</dc:date>
    <dc:creator>Pierre Olivier</dc:creator>
    <meta:editing-duration>PT1H39M44S</meta:editing-duration>
    <meta:editing-cycles>36</meta:editing-cycles>
    <meta:document-statistic meta:object-count="262"/>
  </office:meta>
</office:document-meta>
</file>